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467cm" svg:height="8.7cm" svg:x="0.04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05T08:38:51.479864442</dc:date>
    <meta:editing-duration>PT3M4S</meta:editing-duration>
    <meta:editing-cycles>17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68cm" svg:height="8.701cm" xlink:href="." xlink:type="simple" chart:class="chart:scatter" chart:style-name="ch1">
        <chart:plot-area chart:style-name="ch2" chart:data-source-has-labels="both" svg:x="0.309cm" svg:y="0.174cm" svg:width="14.85cm" svg:height="8.353cm">
          <chart:coordinate-region svg:x="0.851cm" svg:y="0.373cm" svg:width="14.214cm" svg:height="7.95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986311174341887">
                <text:p>0.0986311174341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96872982908136">
                <text:p>0.196872982908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94337880661255">
                <text:p>0.294337880661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390641161269591">
                <text:p>0.390641161269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85402759681367">
                <text:p>0.4854027596813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578248695160106">
                <text:p>0.578248695160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68812547215749">
                <text:p>0.668812547215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75673690169892">
                <text:p>0.75673690169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4167476135129">
                <text:p>0.84167476135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23290915245228">
                <text:p>0.923290915245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00126326170819">
                <text:p>1.00126326170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07528407951086">
                <text:p>1.0752840795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14506124230227">
                <text:p>1.14506124230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21031937149903">
                <text:p>1.21031937149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27080092307881">
                <text:p>1.27080092307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32626720398892">
                <text:p>1.32626720398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37649931415873">
                <text:p>1.37649931415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42129901039828">
                <text:p>1.42129901039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46048948877353">
                <text:p>1.46048948877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49391608237078">
                <text:p>1.49391608237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52144687169624">
                <text:p>1.52144687169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54297320530208">
                <text:p>1.54297320530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558410128584">
                <text:p>1.558410128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56769671905826">
                <text:p>1.56769671905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5707963267949">
                <text:p>1.5707963267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56769671905826">
                <text:p>1.567696719058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558410128584">
                <text:p>1.558410128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54297320530208">
                <text:p>1.54297320530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52144687169624">
                <text:p>1.52144687169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49391608237078">
                <text:p>1.493916082370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46048948877353">
                <text:p>1.46048948877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42129901039828">
                <text:p>1.421299010398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37649931415873">
                <text:p>1.376499314158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32626720398892">
                <text:p>1.326267203988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27080092307881">
                <text:p>1.27080092307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21031937149903">
                <text:p>1.21031937149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14506124230227">
                <text:p>1.145061242302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07528407951086">
                <text:p>1.07528407951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00126326170819">
                <text:p>1.001263261708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23290915245229">
                <text:p>0.9232909152452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841674761351291">
                <text:p>0.841674761351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756736901698921">
                <text:p>0.756736901698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6881254721575">
                <text:p>0.668812547215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78248695160107">
                <text:p>0.5782486951601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485402759681367">
                <text:p>0.485402759681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390641161269591">
                <text:p>0.3906411612695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294337880661256">
                <text:p>0.294337880661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196872982908136">
                <text:p>0.196872982908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98631117434189">
                <text:p>0.098631117434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92367069372179E-016">
                <text:p>1.92367069372179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0986311174341886">
                <text:p>-0.09863111743418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196872982908136">
                <text:p>-0.196872982908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294337880661255">
                <text:p>-0.294337880661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390641161269592">
                <text:p>-0.3906411612695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485402759681367">
                <text:p>-0.485402759681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578248695160107">
                <text:p>-0.578248695160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668812547215749">
                <text:p>-0.668812547215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75673690169892">
                <text:p>-0.756736901698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84167476135129">
                <text:p>-0.841674761351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23290915245228">
                <text:p>-0.923290915245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00126326170819">
                <text:p>-1.001263261708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07528407951086">
                <text:p>-1.075284079510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14506124230227">
                <text:p>-1.14506124230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21031937149903">
                <text:p>-1.210319371499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27080092307881">
                <text:p>-1.270800923078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32626720398892">
                <text:p>-1.326267203988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37649931415873">
                <text:p>-1.376499314158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42129901039828">
                <text:p>-1.421299010398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46048948877353">
                <text:p>-1.460489488773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49391608237078">
                <text:p>-1.493916082370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52144687169624">
                <text:p>-1.521446871696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54297320530208">
                <text:p>-1.54297320530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558410128584">
                <text:p>-1.558410128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56769671905826">
                <text:p>-1.567696719058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5707963267949">
                <text:p>-1.5707963267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56769671905826">
                <text:p>-1.567696719058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558410128584">
                <text:p>-1.558410128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54297320530208">
                <text:p>-1.542973205302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52144687169624">
                <text:p>-1.521446871696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49391608237078">
                <text:p>-1.49391608237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46048948877353">
                <text:p>-1.46048948877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42129901039828">
                <text:p>-1.421299010398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37649931415873">
                <text:p>-1.376499314158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32626720398892">
                <text:p>-1.326267203988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27080092307882">
                <text:p>-1.27080092307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21031937149903">
                <text:p>-1.210319371499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14506124230227">
                <text:p>-1.14506124230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07528407951086">
                <text:p>-1.07528407951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00126326170819">
                <text:p>-1.00126326170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23290915245229">
                <text:p>-0.9232909152452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84167476135129">
                <text:p>-0.84167476135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75673690169892">
                <text:p>-0.756736901698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668812547215749">
                <text:p>-0.668812547215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578248695160108">
                <text:p>-0.5782486951601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485402759681367">
                <text:p>-0.4854027596813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390641161269592">
                <text:p>-0.390641161269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294337880661255">
                <text:p>-0.294337880661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196872982908137">
                <text:p>-0.196872982908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0986311174341885">
                <text:p>-0.09863111743418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3.84734138744358E-016">
                <text:p>-3.84734138744358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0986311174341877">
                <text:p>0.09863111743418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196872982908136">
                <text:p>0.196872982908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294337880661255">
                <text:p>0.2943378806612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390641161269591">
                <text:p>0.3906411612695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485402759681366">
                <text:p>0.48540275968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578248695160107">
                <text:p>0.578248695160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668812547215749">
                <text:p>0.6688125472157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756736901698921">
                <text:p>0.7567369016989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84167476135129">
                <text:p>0.84167476135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923290915245229">
                <text:p>0.9232909152452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00126326170819">
                <text:p>1.001263261708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07528407951086">
                <text:p>1.075284079510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14506124230227">
                <text:p>1.145061242302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21031937149903">
                <text:p>1.210319371499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27080092307881">
                <text:p>1.270800923078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32626720398892">
                <text:p>1.326267203988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37649931415873">
                <text:p>1.376499314158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42129901039828">
                <text:p>1.421299010398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46048948877353">
                <text:p>1.460489488773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49391608237078">
                <text:p>1.493916082370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52144687169624">
                <text:p>1.521446871696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54297320530208">
                <text:p>1.542973205302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558410128584">
                <text:p>1.5584101285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56769671905826">
                <text:p>1.567696719058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5707963267949">
                <text:p>1.57079632679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56769671905826">
                <text:p>1.567696719058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558410128584">
                <text:p>1.5584101285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54297320530208">
                <text:p>1.542973205302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52144687169624">
                <text:p>1.52144687169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49391608237078">
                <text:p>1.49391608237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46048948877353">
                <text:p>1.460489488773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42129901039828">
                <text:p>1.42129901039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37649931415873">
                <text:p>1.376499314158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32626720398892">
                <text:p>1.32626720398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27080092307882">
                <text:p>1.270800923078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21031937149903">
                <text:p>1.210319371499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14506124230227">
                <text:p>1.145061242302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07528407951086">
                <text:p>1.075284079510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00126326170819">
                <text:p>1.001263261708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23290915245229">
                <text:p>0.9232909152452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841674761351291">
                <text:p>0.841674761351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756736901698922">
                <text:p>0.7567369016989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668812547215751">
                <text:p>0.6688125472157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578248695160107">
                <text:p>0.5782486951601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485402759681367">
                <text:p>0.4854027596813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390641161269592">
                <text:p>0.3906411612695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294337880661257">
                <text:p>0.2943378806612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196872982908135">
                <text:p>0.1968729829081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0986311174341887">
                <text:p>0.0986311174341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5.77101208116537E-016">
                <text:p>5.77101208116537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